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ff2" officeooo:paragraph-rsid="00141f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ilisateur :</text:p>
      <text:p text:style-name="P1">Choisir un média dans un catalogue</text:p>
      <text:p text:style-name="P1">Mettre avis sur les médias</text:p>
      <text:p text:style-name="P1">Top médias et recommandations</text:p>
      <text:p text:style-name="P1">Reserver média</text:p>
      <text:p text:style-name="P1"/>
      <text:p text:style-name="P1">Admin : </text:p>
      <text:p text:style-name="P1">Rajouter médias</text:p>
      <text:p text:style-name="P1">Voir les résa, date emprunt etc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09:49:06.301120060</meta:creation-date>
    <dc:date>2019-04-01T09:51:52.002359566</dc:date>
    <meta:editing-duration>PT2M49S</meta:editing-duration>
    <meta:editing-cycles>1</meta:editing-cycles>
    <meta:document-statistic meta:table-count="0" meta:image-count="0" meta:object-count="0" meta:page-count="1" meta:paragraph-count="8" meta:word-count="29" meta:character-count="173" meta:non-whitespace-character-count="151"/>
    <meta:generator>LibreOffice/6.0.7.3$Linux_X86_64 LibreOffice_project/00m0$Build-3</meta:generator>
  </office:meta>
</office:document-meta>
</file>